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Dax-Bold" svg:font-family="Dax-Bold" style:font-pitch="variable"/>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ing_20_3">
      <style:text-properties officeooo:paragraph-rsid="00186bcd"/>
    </style:style>
    <style:style style:name="P2" style:family="paragraph" style:parent-style-name="Heading_20_3">
      <style:paragraph-properties fo:break-before="page"/>
    </style:style>
    <style:style style:name="P3" style:family="paragraph" style:parent-style-name="Heading_20_2">
      <style:paragraph-properties fo:break-before="page"/>
    </style:style>
    <style:style style:name="P4" style:family="paragraph" style:parent-style-name="Heading_20_4" style:master-page-name="HTML">
      <style:paragraph-properties fo:text-align="end" style:justify-single-word="false" style:page-number="auto"/>
      <style:text-properties officeooo:paragraph-rsid="00186bcd"/>
    </style:style>
    <style:style style:name="P5" style:family="paragraph" style:parent-style-name="Subtitle">
      <style:paragraph-properties fo:text-align="start" style:justify-single-word="false"/>
    </style:style>
    <style:style style:name="P6" style:family="paragraph" style:parent-style-name="Subtitle">
      <style:paragraph-properties fo:text-align="end" style:justify-single-word="false"/>
      <style:text-properties fo:font-weight="bold" style:font-weight-asian="bold" style:font-weight-complex="bold"/>
    </style:style>
    <style:style style:name="P7" style:family="paragraph" style:parent-style-name="Title">
      <style:paragraph-properties fo:text-align="start" style:justify-single-word="false"/>
      <style:text-properties officeooo:paragraph-rsid="00186bcd"/>
    </style:style>
    <style:style style:name="P8" style:family="paragraph" style:parent-style-name="Title">
      <style:paragraph-properties fo:text-align="end" style:justify-single-word="false"/>
    </style:style>
    <style:style style:name="P9" style:family="paragraph" style:parent-style-name="Text_20_body" style:list-style-name="L1"/>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8"/>
    <style:style style:name="P14" style:family="paragraph" style:parent-style-name="Text_20_body" style:list-style-name="L9"/>
    <style:style style:name="P15" style:family="paragraph" style:parent-style-name="Text_20_body" style:list-style-name="L10"/>
    <style:style style:name="P16" style:family="paragraph" style:parent-style-name="Text_20_body" style:list-style-name="L11"/>
    <style:style style:name="P17" style:family="paragraph" style:parent-style-name="Text_20_body" style:list-style-name="L12"/>
    <style:style style:name="P18" style:family="paragraph" style:parent-style-name="Text_20_body" style:list-style-name="L13"/>
    <style:style style:name="P19" style:family="paragraph" style:parent-style-name="Text_20_body" style:list-style-name="L14"/>
    <style:style style:name="P20" style:family="paragraph" style:parent-style-name="Text_20_body">
      <style:text-properties officeooo:paragraph-rsid="00186bcd"/>
    </style:style>
    <style:style style:name="P21" style:family="paragraph" style:parent-style-name="Text_20_body">
      <style:text-properties officeooo:rsid="00186bcd" officeooo:paragraph-rsid="00186bcd"/>
    </style:style>
    <style:style style:name="P22" style:family="paragraph" style:parent-style-name="Text_20_body">
      <style:paragraph-properties fo:break-before="page"/>
    </style:style>
    <style:style style:name="T1" style:family="text">
      <style:text-properties officeooo:rsid="001a119c"/>
    </style:style>
    <style:style style:name="T2" style:family="text">
      <style:text-properties fo:font-size="9pt" style:font-size-asian="9pt" style:font-size-complex="9pt"/>
    </style:style>
    <style:style style:name="T3" style:family="text">
      <style:text-properties fo:font-size="9.5pt" style:font-size-asian="9.5pt" style:font-size-complex="9.5pt"/>
    </style:style>
    <style:style style:name="T4" style:family="text">
      <style:text-properties style:font-name="Dax-Bold" fo:font-size="11pt" style:font-size-asian="11pt" style:font-size-complex="11pt"/>
    </style:style>
    <style:style style:name="T5" style:family="text">
      <style:text-properties officeooo:rsid="001b1bc1"/>
    </style:style>
    <style:style style:name="T6" style:family="text">
      <style:text-properties fo:font-style="italic" style:font-style-asian="italic" style:font-style-complex="italic"/>
    </style:style>
    <style:style style:name="T7" style:family="text">
      <style:text-properties fo:font-style="italic" officeooo:rsid="001b1bc1" style:font-style-asian="italic" style:font-style-complex="italic"/>
    </style:style>
    <style:style style:name="T8" style:family="text">
      <style:text-properties officeooo:rsid="001b337d"/>
    </style:style>
    <style:style style:name="T9" style:family="text">
      <style:text-properties officeooo:rsid="001c140f"/>
    </style:style>
    <style:style style:name="T10" style:family="text">
      <style:text-properties officeooo:rsid="001d1587"/>
    </style:style>
    <style:style style:name="T11" style:family="text">
      <style:text-properties officeooo:rsid="001ecd5b"/>
    </style:style>
    <style:style style:name="T12" style:family="text">
      <style:text-properties officeooo:rsid="001fbc14"/>
    </style:style>
    <style:style style:name="T13" style:family="text">
      <style:text-properties officeooo:rsid="0020dde1"/>
    </style:style>
    <style:style style:name="T14" style:family="text">
      <style:text-properties officeooo:rsid="0021d8da"/>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4">Web App Front-End Development Best Practices 2017<text:line-break/>- A Lab Book</text:h>
      <text:p text:style-name="Text_20_body"/>
      <text:p text:style-name="P22"><text:span text:style-name="Emphasis">If we complicate things, they get less simple.</text:span> - Professor at Cambridge University</text:p>
      <text:p text:style-name="Text_20_body"><text:span text:style-name="Emphasis">... Simplifications have had a much greater long-range scientific impact than individual feats of ingenuity. The opportunity for simplification is very encouraging, because in all examples that come to mind the simple and elegant systems tend to be easier and faster to design and get right, more efficient in execution, and much more reliable than the more contrived contraptions that have to be debugged into some degree of acceptability ... Simplicity and elegance are unpopular because they require hard work and discipline to achieve and education to be appreciated.</text:span> - Edsger W. Dijkstra</text:p>
      <text:p text:style-name="Text_20_body"><text:span text:style-name="Emphasis">Complexity is a sign of technical immaturity. Simplicity of use is the real sign of a well designed product whether it is an ATM or a Patriot missile.</text:span> - Daniel T. Ling</text:p>
      <text:p text:style-name="Text_20_body"><text:span text:style-name="Emphasis">Simplicity is the soul of efficiency.</text:span> - Austin Freeman, 'The Eye of Osiris'</text:p>
      <text:p text:style-name="Text_20_body"><text:span text:style-name="Emphasis">La perfection est atteinte non quand il ne reste rien à ajouter, mais quand il ne reste rien à enlever.</text:span> [Perfection is not achieved when nothing needs to be added, but when there is nothing left to remove.] - Antoine de Saint-Exupéry</text:p>
      <text:p text:style-name="Text_20_body"><text:span text:style-name="Emphasis">Controlling complexity is the essence of computer programming.</text:span> - Brian Kernighan</text:p>
      <text:p text:style-name="Text_20_body"><text:span text:style-name="Emphasis">Der Unterschied zwischen einem guten und einem schlechten Architekten besteht heute darin, daß dieser jeder Versuchung erliegt, während der rechte ihr standhält.</text:span> [The difference between a good and a bad architect today is that one yields to every temptation, while the right one resists it.] - Ludwig Wittgenstein</text:p>
      <text:p text:style-name="Text_20_body"><text:span text:style-name="Emphasis">Simplicity does not precede complexity, but follows it.</text:span> - Alan J. Perlis </text:p>
      <text:list xml:id="list787553822489598790" text:style-name="L1">
        <text:list-item>
          <text:p text:style-name="P9"/>
        </text:list-item>
      </text:list>
      <text:p text:style-name="Text_20_body"/>
      <text:p text:style-name="P22"/>
      <text:h text:style-name="Heading_20_3" text:outline-level="3">Wolfgang Gehner</text:h>
      <text:p text:style-name="P7">Web App <text:line-break/>Front-End Development <text:line-break/>Best Practices 2017 </text:p>
      <text:p text:style-name="P5">A Lab Book </text:p>
      <text:p text:style-name="Text_20_body"/>
      <text:p text:style-name="Text_20_body"/>
      <text:p text:style-name="Text_20_body"/>
      <text:p text:style-name="Text_20_body"/>
      <text:p text:style-name="Text_20_body"/>
      <text:p text:style-name="P20">- Check <text:span text:style-name="Pre"><text:span text:style-name="T3">docs.topseed.io/tutorial</text:span></text:span> for a current online version -</text:p>
      <text:p text:style-name="Text_20_body"/>
      <text:p text:style-name="Text_20_body"/>
      <text:p text:style-name="Text_20_body"/>
      <text:p text:style-name="Text_20_body"/>
      <text:p text:style-name="Text_20_body"/>
      <text:h text:style-name="Heading_20_4" text:outline-level="4">Kindly supported by: <text:s/><text:span text:style-name="T4">appthings.io</text:span></text:h>
      <text:p text:style-name="Text_20_body"/>
      <text:p text:style-name="P22"/>
      <text:p text:style-name="Text_20_body"/>
      <text:p text:style-name="Text_20_body"/>
      <text:p text:style-name="Text_20_body"/>
      <text:p text:style-name="Text_20_body">1st Edition 2017</text:p>
      <text:p text:style-name="Text_20_body">Copyright © Wolfgang Gehner (wgehner@gmail.com)</text:p>
      <text:p text:style-name="Text_20_body">Contact hi@appthings.io for rights to reproduce this book in any form. </text:p>
      <text:p text:style-name="Text_20_body">In almost all cases, code is licensed under the MIT license. Check <text:span text:style-name="Pre"><text:span text:style-name="T3">https://rawgit.com/topseed/topseed/master/LICENSE.md</text:span></text:span> for exceptions.</text:p>
      <text:p text:style-name="Text_20_body"/>
      <text:h text:style-name="P2" text:outline-level="3">Preface</text:h>
      <text:p text:style-name="P21">[My preface here]</text:p>
      <text:h text:style-name="Heading_20_3" text:outline-level="3"/>
      <text:h text:style-name="P3" text:outline-level="2">Table of Contents</text:h>
      <text:h text:style-name="P1" text:outline-level="3">Part I: The Basics</text:h>
      <text:p text:style-name="Text_20_body">1: Hello World and Markdown</text:p>
      <text:p text:style-name="Text_20_body">2: Material Design, SASS and Pug</text:p>
      <text:p text:style-name="Text_20_body">3: Go-Live - Deploy to Cloud and use a CDN</text:p>
      <text:p text:style-name="Text_20_body">4: App-Shell, Turbo and Caching for Performance</text:p>
      <text:h text:style-name="P1" text:outline-level="3">Part II: The Bricks and Mortar</text:h>
      <text:p text:style-name="Text_20_body">5: Accelerated Mobile Pages (AMP) and Node.js</text:p>
      <text:p text:style-name="Text_20_body">6: UI Reading from an API </text:p>
      <text:p text:style-name="Text_20_body">7: UI Writing to an API (Example: Firebase) </text:p>
      <text:p text:style-name="Text_20_body">8: Log-in Security and Tokens</text:p>
      <text:h text:style-name="P1" text:outline-level="3">Part III: The Perspectives</text:h>
      <text:p text:style-name="Text_20_body">9: Standard Web Components and their Communication</text:p>
      <text:p text:style-name="Text_20_body">10: Mobile App (Phonegap)</text:p>
      <text:p text:style-name="Text_20_body">11: Next Edition: Extreme SEO with server-side rendering (SSR) of Web Components</text:p>
      <text:p text:style-name="Text_20_body"/>
      <text:p text:style-name="P22"/>
      <text:p text:style-name="Text_20_body"/>
      <text:p text:style-name="Text_20_body"/>
      <text:p text:style-name="P6">Part I: The Basics</text:p>
      <text:p text:style-name="Text_20_body"/>
      <text:p text:style-name="P22"/>
      <text:h text:style-name="P3" text:outline-level="2"><text:bookmark text:name="lab-1-hello-world-using-markdown-with-preprocessor"/>Lab 1: Hello World - Using Markdown with Preprocessor</text:h>
      <text:p text:style-name="Text_20_body"/>
      <text:list xml:id="list1689372825859690773" text:style-name="L5">
        <text:list-item>
          <text:p text:style-name="P10">Downloand and unzip <text:span text:style-name="Pre"><text:span text:style-name="T2">topseed-helloworld-master.zip</text:span></text:span> from <text:span text:style-name="Pre"><text:span text:style-name="T2">https://github.com/topseed/topseed-helloworld</text:span></text:span> to your location of choice on your developer machine.</text:p>
        </text:list-item>
        <text:list-item>
          <text:p text:style-name="P10">Open your Google Chrome web browser and install the 'Web Server for Chrome' app from <text:span text:style-name="Pre">https://chrome.google.com/webstore/search/Web%20Server?_category=apps</text:span>. Launch the app, click the 'Choose Folder' button and select the <text:span text:style-name="Pre">/helloworld-webroot</text:span> folder under <text:span text:style-name="Pre">/topseed-helloworld/topseed-srv</text:span>. Also ensure Options has 'Automatically show <text:span text:style-name="Pre">index.html</text:span>' checked. Ensure the Web Server is STARTED, then navigate to the proposed URL (eg. <text:span text:style-name="Pre">http://127.0.0.1:8887</text:span>. You should see a demo website. Explore the site. It uses 'responsive design'. Resize the browser from fullscreen to narrow to see the layout adapt. </text:p>
        </text:list-item>
        <text:list-item>
          <text:p text:style-name="P10">Download, install and run 'Visual Studio Code' (VS Code) from <text:span text:style-name="Pre">https://code.visualstudio.com/download</text:span>. From 'File' menu, choose 'Open Folder...' and select folder <text:span text:style-name="Pre">/topseed-helloworld.</text:span> When the project is loaded, inspect the default entry page at <text:span text:style-name="Pre">/topsseed-srv/helloworld-webroot/index.html</text:span> We like VS Code, but you can use any other editor of your choice.</text:p>
        </text:list-item>
        <text:list-item>
          <text:p text:style-name="P10">Download, install and run Prepros (Unlimited Trial) from <text:span text:style-name="Pre">https://prepros.io/downloads</text:span>. Use the + button on the bottom left to add the folder <text:span text:style-name="Pre">/helloworld-webroot </text:span>(under <text:span text:style-name="Pre">/topseed-srv</text:span>) as a new project. In Project/Settings/Compiler Settings/Markdown, uncheck 'Wrap with Html'. </text:p>
        </text:list-item>
        <text:list-item>
          <text:p text:style-name="P10">In the browser, return to the home page (e.g. <text:span text:style-name="Pre">http://127.0.0.1:8887</text:span>). In VS Code, open <text:span text:style-name="Pre">/helloworld-webroot/page/one/_hello.md</text:span> and prefix the text with 'Hello World!' Save the file. In the same folder, inspect <text:span text:style-name="Pre">_hello.html</text:span>. Prepros will have 'preprocessed' your edited 'Markdown' file to <text:soft-page-break/>HTML. Refresh the browser and see the edits. Search Google for 'Markdown syntax'.</text:p>
        </text:list-item>
        <text:list-item>
          <text:p text:style-name="P10">Optional: Use Prepros to auto-refresh on edits. In Prepros, click on the arrows on the right side of the prepros project name 'helloworld-webroot', check Sync Browsers and click Preview. (Or rightclick on 'helloworld-webroot' and select 'Open Live Preview.') A browser should open and display the Home page. In VS Code, edit and save <text:span text:style-name="Pre">index.md</text:span> again. The opened browser should refresh and include your changes.</text:p>
        </text:list-item>
      </text:list>
      <text:p text:style-name="Text_20_body"/>
      <text:h text:style-name="P3" text:outline-level="2"><text:bookmark text:name="lab-2-the-basics-material-design-sass-and-pug"/>Lab 2: The Basics - Material Design, SASS and Pug</text:h>
      <text:p text:style-name="Text_20_body"/>
      <text:list xml:id="list2152951721240581825" text:style-name="L6">
        <text:list-item>
          <text:p text:style-name="P11">Ensure you have the sample project topseed-helloworld open in VS Code and Prepros running on the <text:span text:style-name="Pre">/topseed-webroot</text:span> folder. Per Lab 1, make sure the home page is running in a browser.</text:p>
        </text:list-item>
        <text:list-item>
          <text:p text:style-name="P11">Visit and browse these sites: <text:span text:style-name="Pre">http://materialpalette.com</text:span>, <text:span text:style-name="Pre">https://design.google</text:span>, <text:span text:style-name="Pre">https://material.io</text:span> and <text:span text:style-name="Pre">https://material.io/guidelines/#</text:span>. We follow Material design guidelines, put forward by Google, to make our sites and mobile apps look better. </text:p>
        </text:list-item>
        <text:list-item>
          <text:p text:style-name="P11">Find <text:span text:style-name="Pre">/_sass/main.css</text:span> in the home page source, and inspect it. Other than fonts, all CSS used on the site is in this one CSS.</text:p>
        </text:list-item>
        <text:list-item>
          <text:p text:style-name="P11">Visit <text:span text:style-name="Pre">https://www.muicss.com</text:span>. Read 'Getting Started/Introduction', then browse the section 'CSS/JS'. We use the MUI CSS libraries in our project. Inspect <text:span text:style-name="Pre">/_sass/_base.scss</text:span> in <text:span text:style-name="Pre">/helloworld-webroot</text:span>. SCSS is CSS with some added features, such as $variables and @import. You can turn any CSS file into SCSS by just changing the ending to .scss.</text:p>
        </text:list-item>
        <text:list-item>
          <text:p text:style-name="P11">Inspect <text:span text:style-name="Pre">/_sass/_colors.scss</text:span> in <text:span text:style-name="Pre">/helloworld-webroot</text:span>.See a color scheme we generated with materialpalette.com. Use /<text:span text:style-name="Pre">* */</text:span> to comment it out. Go back to h<text:span text:style-name="Pre">ttp://materialpalette.com</text:span>, pick two colors, download your own palette in CSS format and paste it after the section you commented out. Save and refresh the browser, and you should see your new color scheme applied to the site. Revert to the palette you had commented out.</text:p>
        </text:list-item>
        <text:list-item>
          <text:p text:style-name="P11">Inspect <text:span text:style-name="Pre">/_sass/main.sass</text:span>. SASS uses a special syntax without the curly braces or ';' at the end of a line that are used in CSS (and SCSS). SASS can also use SCSS imports such as <text:span text:style-name="Pre">@import</text:span> '_base'. Prepros compiles the .sass and its dependent .scss <text:soft-page-break/>imports into the single '<text:span text:style-name="Pre">main.css</text:span>' used in the browser. In Prepros Files select <text:span text:style-name="Pre">main.sass</text:span>, check 'Minify Css', and click Process File. Open <text:span text:style-name="Pre">/_sass/main.css</text:span> and see that it is now minified.</text:p>
        </text:list-item>
        <text:list-item>
          <text:p text:style-name="P11">Inspect <text:span text:style-name="Pre">/page/two/_buttons.html </text:span>Copy the entire HTML. Go to <text:span text:style-name="Pre">http://html2jade.org</text:span> (Pug used to be called Jade) and paste this html. In the right pane you see Pug markup, a way to write html without having to worry about closing tags. We write Pug. </text:p>
        </text:list-item>
        <text:list-item>
          <text:p text:style-name="P11">Inspect the code snippet at <text:span text:style-name="Pre">/page/two/_buttons.pug</text:span>. It should match the output of html2jade. Every .pug file in the project has a corresponding .html used by the browser, with the exception of include's within another pug file. Inspect /page/two/index.pug to find the 'include _buttons'. Inspect /page/two/index.html to find the generated buttons <text:span text:style-name="T5">HTML</text:span>.</text:p>
        </text:list-item>
        <text:list-item>
          <text:p text:style-name="P11">Watch the video 'Do you Even JADE bro' at <text:span text:style-name="Pre">https://www.youtube.com/watch?v=wzAWI9h3q18</text:span>. Once you know how to write Pug, you can generate beautiful <text:span text:style-name="T5">HTML</text:span> quickly.</text:p>
        </text:list-item>
      </text:list>
      <text:p text:style-name="Text_20_body"/>
      <text:h text:style-name="P3" text:outline-level="2"><text:bookmark text:name="lab-3-go-live-deploy-to-cloud-and-use-a-cdn"/>Lab 3: Go-Live - Deploy to Cloud and use a CDN</text:h>
      <text:p text:style-name="Text_20_body"/>
      <text:list xml:id="list6191559647208600557" text:style-name="L7">
        <text:list-item>
          <text:p text:style-name="P12">Go to h<text:span text:style-name="Pre">ttps://zeit.co</text:span> and create a free account. We use their NOW product to deploy our apps for testing in the cloud. Install the NOW client. Instead, you could zip up the <text:span text:style-name="Pre">/helloworld-webroot </text:span>folder and deploy to any static web hosting service via FTP. However, we will need some "dynamic", server-side features later, so we wrap our static webroot content with some code that works on a Node.js server, such as used by NOW. Rename <text:span text:style-name="Pre">/helloworld-webroot/cache.mfx</text:span> to <text:span text:style-name="Pre">cache.mf</text:span>.</text:p>
        </text:list-item>
        <text:list-item>
          <text:p text:style-name="P12">To deploy, drag the <text:span text:style-name="Pre">/topseed-srv</text:span> folder into the ZEIT.co NOW client. For advanced users: this folder includes <text:span text:style-name="Pre">index.js</text:span> and <text:span text:style-name="Pre">package.json</text:span> needed by Node.js. Once the deployment is completed, your clipboard will have a URL unique to the version you deployed. Test the URL in the browser. Bookmark the URL. You are in the Cloud and live on the Web!</text:p>
        </text:list-item>
        <text:list-item>
          <text:p text:style-name="P12">The remainder of this lab is optional for development (but mandatory for QA/Staging/Production): To give your site a "proper" domain, you will need a domain name and DNS. If you do not have a domain yet, we recommend to register a cheap domain at <text:span text:style-name="Pre">https://www.namecheap.com</text:span> now and have it use the namecheap DNS. If you already own a domain and host a site, e.g. at <text:span text:style-name="Pre">www.mydomain.com</text:span>, you may want to configure a CNAME to map a 'staging' subdomain, such as <text:span text:style-name="Pre">staging.mydomain.com</text:span>, so you can keep using www for your public site. See below for more detailed instructions. </text:p>
        </text:list-item>
        <text:list-item>
          <text:p text:style-name="P12">For scalability and caching, you will also want to use a Content Delivery Network (CDN). With a CDN, you also get SSL/HTTPS for free. No need to buy an expensive SSL certificate. SSL is important when using advanced Javascript functions in the browser, such as cross-domain data requests. We recommend <text:span text:style-name="Pre">https://www.cdn77.com</text:span>. For this tutorial, register for the CDN77 14-day free trial now.</text:p>
        </text:list-item>
        <text:list-item>
          <text:p text:style-name="P12"><text:soft-page-break/>In the CDN77 web app, go to menu item CDN and click "ADD NEW CDN RESOURCE". Give it a label, such as <text:span text:style-name="Pre">'staging.mydomain.com' </text:span>and select "My Origin". As domain, specify HTTPS and the ZEIT.co DOMAIN from the URL you bookmarked under 2. (e.g. <text:span text:style-name="Pre">demos-oosnsyzlphl.now.sh</text:span>). Click "CREATE CDN RESOURCE".</text:p>
        </text:list-item>
        <text:list-item>
          <text:p text:style-name="P12">Choose 4-step setup with CNAME. Click <text:span text:style-name="T5">'</text:span>Add new CNAME<text:span text:style-name="T5">'</text:span>, and <text:span text:style-name="T5">'</text:span>+ ADD CNAMES<text:span text:style-name="T5">'</text:span>. Enter <text:span text:style-name="Pre"><text:span text:style-name="T5">'</text:span></text:span><text:span text:style-name="Pre">staging.mydomain.com</text:span><text:span text:style-name="Pre"><text:span text:style-name="T5">'</text:span></text:span><text:span text:style-name="Pre"> </text:span>and Click <text:span text:style-name="T5">'</text:span>ADD CNAME<text:span text:style-name="T5">'</text:span>. Click "Go back to Integration". In Step 2, copy the DOMAIN NAME (AKA HOST), e.g <text:span text:style-name="Pre">1234567890.rsc.cdn77.org</text:span>, then follow instructions for your hosting provider. If your domain is with namecheap.com, do the following: On the namecheap dashbord, click "Manage" for your domain, and "Advanced DNS". Click "ADD NEW RECORD", select "CNAME" and enter the following: Host: staging Value: [DOMAIN NAME from clipboard, e.g. <text:span text:style-name="Pre">1234567890.rsc.cdn77.org</text:span>], TTL: Automatic. Click checkmark to save. No need to do CDN77 Step 3. One final step is to go to the "Other Settings" tab, check "HTTPS redirect" and click "SAVE CHANGES".</text:p>
        </text:list-item>
        <text:list-item>
          <text:p text:style-name="P12">After an hour after the initial setup, you should be able to reach the deployed site in your browser under e.g. <text:span text:style-name="Pre">https://staging.mydomain.com</text:span>. Note the use of <text:span text:style-name="Pre"><text:span text:style-name="T5">'</text:span></text:span><text:span text:style-name="Pre">https</text:span><text:span text:style-name="Pre"><text:span text:style-name="T5">'</text:span></text:span>. If you visit too quickly, the browser will complain that the site certificate is invalid. If this happens, try again after a while. The CDN caches static files for greater performance in multiple distributed datacenters. For advanced users: Cache-Control response headers are set in <text:span text:style-name="Pre">/topseed-srv/util/Decider.js</text:span>.</text:p>
        </text:list-item>
        <text:list-item>
          <text:p text:style-name="P12">Edit <text:span text:style-name="Pre">/helloworld-webroot/page/one/_hello.md</text:span> again (see Lab 1: 5.). To deploy the change, follow step 2 above. In CDN77 Overview, change "What is your domain?" to the new URL, and click "SAVE CHANGES". To make the changes appear on the CDN edge servers immediately, use CDN77 "CDN/Purge" on <text:span text:style-name="Pre">/page/one/</text:span>.</text:p>
        </text:list-item>
        <text:list-item>
          <text:p text:style-name="P12">Optional: Once you are ready to move from staging to production, you would either edit the CNAME for www to <text:soft-page-break/>point to the same CDN domain (e.g. <text:span text:style-name="Pre">1234567890.rsc.cdn77.org</text:span>) or add a new CDN resource such as 'www.mydomain.com' that may also use a new ZEIT.co domain created when redeploying the app to ZEIT.co NOW (see 2.)</text:p>
        </text:list-item>
      </text:list>
      <text:p text:style-name="Text_20_body"/>
      <text:h text:style-name="P3" text:outline-level="2"><text:bookmark text:name="lab-4-appshell-turbo-and-caching-for-performance"/>Lab 4: App-Shell, Turbo and Caching for Performance</text:h>
      <text:p text:style-name="Text_20_body"/>
      <text:list xml:id="list8487745398693181170" text:style-name="L8">
        <text:list-item>
          <text:p text:style-name="P13">Inspect <text:span text:style-name="Pre">/helloworld-webroot/page/one/index.pug</text:span> and <text:span text:style-name="Pre">/page/two/index.pug</text:span>. These Pug files show how the parts of the 'HTML they have in common are pulled from central places. Both pages use or 'extend' the <text:span text:style-name="T7">template</text:span> <text:span text:style-name="Pre">/_part/_baseShell.pug</text:span>. Open this template file, and see that it has 'blocks' named <text:span text:style-name="Pre">'head'</text:span>, <text:span text:style-name="Pre">'main'</text:span>, and <text:span text:style-name="Pre">'footer'</text:span>. The Pug pages that extend this template define how to replace these blocks. For example, <text:span text:style-name="Pre">/page/one/index.pug</text:span> defines that the head block consists of a page-specific title tag and an included fragment <text:span text:style-name="Pre">/_part/_header.pug</text:span>. The same<text:span text:style-name="Pre"> _header.pug</text:span> is re-used by <text:span text:style-name="Pre">/page/two/index.pug</text:span>.</text:p>
        </text:list-item>
        <text:list-item>
          <text:p text:style-name="P13">Inspect <text:span text:style-name="Pre">/helloworld-webroot/_part/_top.pug</text:span>. This fragment represents the top menu and side drawer used on all pages. You can find it referenced in /<text:span text:style-name="Pre">_part/_baseShell.pug</text:span> as <text:span text:style-name="Pre">'include _top'.</text:span> Now inspect <text:span text:style-name="Pre">/page/one/index.html</text:span>. This is the complete HTML which Prepros has collated together from template and fragments. Since the server has been configured to return the 'default' page i<text:span text:style-name="Pre">ndex.html</text:span> when the browser requests <text:span text:style-name="Pre">/page/one/</text:span>, this is what the end user sees. </text:p>
        </text:list-item>
        <text:list-item>
          <text:p text:style-name="P13">You have seen that a pug template or fragment can include other pug fragments. It can also include a fragment which is already in HTML format, such as <text:span text:style-name="Pre">/page/one/hello.html</text:span> included in <text:span text:style-name="Pre">/page/one/index.html</text:span>. <text:span text:style-name="Pre">hello.html</text:span> is the result of processing the 'markdown' file <text:span text:style-name="Pre">hello.md</text:span>. We find that Pug is not only a great way to write clean HTML, it is also very useful for defining layouts and reusing page elements.</text:p>
        </text:list-item>
        <text:list-item>
          <text:p text:style-name="P13">To give the application a 'Single-Page Application' feel, we use an optional JavaScript library called topseed-turbo ('TT'). When a user navigates from one URL to the next, TT replaces only the part of the HTML body that is unique to each page (The section marked <text:span text:style-name="Pre">'#content-wrapper'</text:span> in <text:span text:style-name="Pre">_baseShell.pug</text:span> and <text:span text:style-name="Pre">/_js/main.js</text:span>). TT is unobtrusively loaded by JavaScript <text:soft-page-break/>included in the <text:span text:style-name="Pre">_header.pug</text:span> section (<text:span text:style-name="Pre">/setup-x.x.js</text:span>). Using TT avoids 'page flash' and makes for smoother navigation, very similar to a native 'rich client' app where only individual panels are replaced on navigation. Smoother navigation increases the perceived performance of the application.</text:p>
        </text:list-item>
        <text:list-item>
          <text:p text:style-name="P13">(Optional) Advanced JavaScript users may be interested to look at <text:span text:style-name="Pre">TS.onAppReady(UIinit)</text:span> in <text:span text:style-name="Pre">/page/one/index.pug</text:span>. TS stands for <text:span text:style-name="T5">'</text:span>topseed-setup<text:span text:style-name="T5">'</text:span>. TS receives an event when the #content-wrapper HTML is fully present in the browser (similar to a 'pageLoaded' event). When using TT, TS.onAppReady provides an important 'hook' for page-specific JavasSript that requires the DOM to be fully initialized.</text:p>
        </text:list-item>
        <text:list-item>
          <text:p text:style-name="P13">Rename <text:span text:style-name="Pre">/helloworld-webroot/cache.mfx</text:span> to <text:span text:style-name="Pre">/cache.mf</text:span> and inspect it. The <text:span text:style-name="T7">a</text:span><text:span text:style-name="T6">pp</text:span><text:span text:style-name="T7">lication c</text:span><text:span text:style-name="T6">ache</text:span> is a good way to improve performance of a web application. The file is referred to as 'manifest' in <text:span text:style-name="Pre">/_part/_baseshell.pug</text:span>. If the manifest file is present, the browser will keep its listed resources in the browser cache 'forever', and serve them from there, without going to the network, until the <text:span text:style-name="Pre">cache.mf </text:span>file itself changes. You can see what the browser does with this App<text:span text:style-name="T5">lication </text:span>Cache if you run a page in Developer mode (hit <text:span text:style-name="Pre">Ctrl-Shift+i</text:span> and select the 'Console' tab in your Chrome browser). For development, we disable the <text:span text:style-name="T5">a</text:span>pp<text:span text:style-name="T5">lication c</text:span>ache by renaming it from <text:span text:style-name="Pre">.mf</text:span> to <text:span text:style-name="Pre">.mfx</text:span>. If you ever suspect the browser having cached an older version of a resource, rightclick the refresh button on the left of the URL in the Chrome browser and select <text:span text:style-name="T5">'</text:span>Empty Cache and Hard Reload<text:span text:style-name="T5">'</text:span>.</text:p>
        </text:list-item>
        <text:list-item>
          <text:p text:style-name="P13">In <text:span text:style-name="T5">Lab 10</text:span>, we will <text:span text:style-name="T5">briefly </text:span>discuss how we achieve additional performance gains by setting response headers to allow caching of content at the 'edge'.</text:p>
        </text:list-item>
      </text:list>
      <text:p text:style-name="Text_20_body"/>
      <text:p text:style-name="P22"/>
      <text:p text:style-name="P8">Part II: The Bricks and Mortar</text:p>
      <text:p text:style-name="Text_20_body"/>
      <text:p text:style-name="P22"/>
      <text:h text:style-name="P3" text:outline-level="2"><text:bookmark text:name="lab-5-accelerated-mobile-pages-amp-and-node-js"/>Lab 5: Accelerated Mobile Pages (AMP) and Node.js</text:h>
      <text:p text:style-name="Text_20_body"/>
      <text:list xml:id="list5599091339182713895" text:style-name="L9">
        <text:list-item>
          <text:p text:style-name="P14">AMP is a way to ensure that web pages render fast on mobile devices, for a better user experience (UX). Visit and browse <text:span text:style-name="Pre">https://www.ampproject.org/learn/overview/</text:span> to learn more about AMP. Other than fast rendering, one advantage of AMP pages is that Google will cache AMP pages for you for free. There are some restrictions as to what a valid AMP page can include (such as no JavaScript), but it allows you to use the full power of CSS. Download and unzip <text:span text:style-name="Pre">topseed-master.zip</text:span> from <text:span text:style-name="Pre">https://github.com/topseed/topseed</text:span> to your location of choice on your developer machine. We use the 'dynamic', server-side features of Node.js to help with serving AMP pages where appropriate. It is, however, possible to create a completely static site that serves AMP. In this tutorial, we show how both AMP and non-AMP versions can share common resources to limit content duplication.</text:p>
        </text:list-item>
        <text:list-item>
          <text:p text:style-name="P14">Install Node.js and NPM. If you have a MAC, follow the instructions at <text:span text:style-name="Pre">http://blog.teamtreehouse.com/install-node-js-npm-mac</text:span>. If you have Windows, download and run the Installer from <text:span text:style-name="Pre">https://nodejs.org/en/download/</text:span>, accept the default settings, and <text:span text:style-name="T5">restart</text:span> your computer. Open the project you downloaded in step 1 above with VS Code. Select menu View-Integrated Terminal. On the command line that opens, change directories with <text:span text:style-name="Pre">'cd topseed-srv'.</text:span> To test Node, type <text:span text:style-name="Pre">'node -v' </text:span>and hit <text:span text:style-name="Pre">Enter</text:span>. You should see a version number like <text:span text:style-name="Pre">v8.0.0</text:span>. To test NPM, type <text:span text:style-name="Pre">'npm -v'</text:span> and hit <text:span text:style-name="Pre">Enter</text:span>. You should see a version number like 4.0.3. Use Google to troubleshoot the install for your OS if necessary. </text:p>
        </text:list-item>
        <text:list-item>
          <text:p text:style-name="P14">You are almost ready to run the topseed app in Node. First you will use NPM to download the 'dependencies' listed in <text:span text:style-name="Pre">/topseed-srv/package.json</text:span>. Go back to the Terminal Shell, make sure you are in the <text:span text:style-name="Pre">/topseed-srv</text:span> directory, then type <text:span text:style-name="Pre">'npm install' </text:span>and hit Enter. This will install the dependencies in a <text:span text:style-name="Pre">/node_modules </text:span>directory. This will take a <text:soft-page-break/>while, but the console will tell you when done. (Repeat this when you add a dependency yourself).</text:p>
        </text:list-item>
        <text:list-item>
          <text:p text:style-name="P14">Inspect <text:span text:style-name="Pre">/topseed-srv/index.js</text:span>. This is the JavaScript file that starts the app, including an 'express' <text:s/><text:span text:style-name="T8">HTTP</text:span> server. Return to the Terminal Shell (still in the <text:span text:style-name="Pre">/topseed-srv</text:span> directory) and type 'node index' (you can omit the <text:span text:style-name="Pre">.js</text:span>) and hit Enter to start the app. You should see output like <text:span text:style-name="Pre"><text:span text:style-name="T8">'</text:span></text:span><text:span text:style-name="Pre">App listening on port 8091</text:span><text:span text:style-name="Pre"><text:span text:style-name="T8">'</text:span></text:span> and 8092. (To stop it, you would press <text:span text:style-name="Pre">Ctrl+C</text:span>).</text:p>
        </text:list-item>
        <text:list-item>
          <text:p text:style-name="P14">In a browser, go to <text:span text:style-name="Pre">http://localhost:8091</text:span> and see <text:span text:style-name="Pre">/page/one/</text:span> come up. Rightclick on the page to 'Show HTML source'. You will note that the head tag has AMP-specific content. To compare, review the HTML source or the non-AMP version at <text:span text:style-name="Pre">localhost:8092</text:span>. In production, we would likely map port 8091 to <text:span text:style-name="Pre">m.mydomain.com</text:span> and port 8092 to <text:span text:style-name="Pre">www.mydomain.com</text:span>. Behind the scenes, we have a Node module at /<text:span text:style-name="Pre">topseed-srv/util/Decider.js</text:span>. The function of <text:span text:style-name="Pre">Decider</text:span> is twofold: a) If a request of <text:span text:style-name="Pre">/page/one/</text:span> is on the first port, it will return the HTML from <text:span text:style-name="Pre">/page/one/indexA.html</text:span>; if the request is on the second port, it will return the HTML from <text:span text:style-name="Pre">/page/one/index.html</text:span>. b) It will attempt to return the alternate version if the requested one does not exist, no matter what port the request came on. You can change port numbers in <text:span text:style-name="Pre">/topseed-srv/config/ServerConfig.js</text:span> (restart with <text:span text:style-name="Pre">'node index'</text:span>).</text:p>
        </text:list-item>
        <text:list-item>
          <text:p text:style-name="P14">Let us inspect how AMP pages are composed differently, but share some resources. Inspect /<text:span text:style-name="Pre">page/one/indexA.pug</text:span>. Our convention is to post-fix AMP-specific resources with a capital A. See how <text:span text:style-name="Pre">/indexA.pug</text:span> uses <text:span text:style-name="Pre">_baseShellA.pug</text:span> and <text:span text:style-name="Pre">_headerA.pug</text:span>, but uses the same <text:span text:style-name="Pre">_footer.pug</text:span> as non-AMP <text:span text:style-name="Pre">/index.pug</text:span>. Likewise, both <text:span text:style-name="Pre">/index.pug</text:span> and <text:span text:style-name="Pre">/indexA.pug</text:span> share the use of <text:span text:style-name="Pre">_hello.html</text:span>. <text:span text:style-name="Pre">indexA.pug</text:span> also has a required 'canonical' link that points to the non-AMP version of the resource. Also note that <text:span text:style-name="Pre">/indexA.pug</text:span> does not have the <text:span text:style-name="Pre">'script'</text:span> element, since AMP does not permit custom JavaScript. AMP has some custom tags/components to help building AMP pages; see <text:span text:style-name="Pre">https://www.ampproject.org/docs/reference/components</text:span>.For example, JavaScript IS allowed inside an <text:span text:style-name="Pre">amp-iframe</text:span> (example <text:soft-page-break/>at <text:span text:style-name="Pre">https://m.appthings.io</text:span>). </text:p>
        </text:list-item>
        <text:list-item>
          <text:p text:style-name="P14">Inspect /<text:span text:style-name="Pre">_part/_baseShellA.pug</text:span>. It includes <text:span text:style-name="Pre">_topA.pug</text:span>, which is a non-JavaScript version of <text:span text:style-name="Pre">_top.pug</text:span> that uses the <text:span text:style-name="Pre">#sidedrawer</text:span> anchor combined with CSS to obtain the slide-out functionality without JavaScript. Also inspect <text:span text:style-name="Pre">/_part/_headerA.pug</text:span>. It <text:span text:style-name="Emphasis">includes</text:span> <text:span text:style-name="Pre">../_sass/mainA.css</text:span> inside a <text:span text:style-name="Pre">style(amp-custom='')</text:span> tag. This means that the CSS for AMP is served inline rather than from a separate request. <text:span text:style-name="Pre">mainA.sass</text:span> has the same content as <text:span text:style-name="Pre">main.sass</text:span>, but having a separate file for <text:span text:style-name="Pre">mainA</text:span> allows us to compress or 'mininize' it (we use Prepros on the individual file) for inline use, since AMP files have a total size limitation.</text:p>
        </text:list-item>
        <text:list-item>
          <text:p text:style-name="P14">Both AMP and non-AMP versions have the same responsive design features (they adapt to screen size). The AMP version should just be served faster, as optimized and privileged by Google caching. This may be especially important for the home page, where you do not want to let the user wait unnecessarily for the page to render. For custom behavior, you can force the non-AMP version by using the whole path <text:span text:style-name="Pre">/page/one/index.html</text:span> in links or in the browser. We could make all <text:span text:style-name="Pre">'a href'</text:span> links in the app to go to non-AMP versions by adding <text:span text:style-name="Pre">/index.html</text:span> to them. We usually do this to take advantage of the (JavaScript-based) Topseed Turbo feature that provides for a smoother Single-Page Application feel.</text:p>
        </text:list-item>
        <text:list-item>
          <text:p text:style-name="P14">In summary, the app supports fast AMP responses but provides for non-AMP fallback versions where necessary. For example, a 'Contact Us' page that uses JavaScript to validate submissions would not have an AMP version. <text:span text:style-name="Pre">Decider.js</text:span> on the server-side helps to automatically serve the available version.</text:p>
        </text:list-item>
        <text:list-item>
          <text:p text:style-name="P14">You can use an AMP validator to ensure your AMP is valid; see <text:span text:style-name="Pre">https://validator.ampproject.org</text:span> Your markup has to be valid to be indexed and cached by Google. If your page is online, you can re-validate and submit it at <text:span text:style-name="Pre">https://search.google.com/search-console/amp</text:span>.</text:p>
        </text:list-item>
      </text:list>
      <text:p text:style-name="Text_20_body"/>
      <text:h text:style-name="P3" text:outline-level="2"><text:bookmark text:name="lab-6-ui-reading-from-an-api"/>Lab 6: UI Reading from an API</text:h>
      <text:p text:style-name="Text_20_body"/>
      <text:list xml:id="list3992400259490081828" text:style-name="L10">
        <text:list-item>
          <text:p text:style-name="P15">For this and the next lab, we work on an 'Admin' module that allows listing (and adding to) a 'Link Blog', or list of links. In a browser, go to <text:span text:style-name="Pre">http://localhost:8091</text:span> and click on the 'Admin' menu item to navigate to the 'Topseed Admin Console' (We will add login security in another lab). The Admin module has its own appshell and menu (see <text:span text:style-name="Pre">/_part/admin/</text:span>). To signal a full screen refresh to turbo, we added a '#' to the link that leads to the Admin home screen at <text:span text:style-name="Pre">http://localhost:8091/admin/home/#</text:span>. The refresh ensures that the standard menu (which would otherwise remain 'cached' and re-displayed) is replaced by the Admin menu. </text:p>
        </text:list-item>
        <text:list-item>
          <text:p text:style-name="P15">Click on the 'Linkblog' menu item at <text:span text:style-name="Pre">http://localhost:8091/admin/linkblog/</text:span>to navigate to a list of Linkblog items. Rather than composing a screen in full on a server, modern web apps often take a HTML page to the browser first and then let the browser call an API to 'fill in' the data, using JavaScript. This way, the static elements of a page can be served by a fast CDN, and the dynamic/data parts can be obtained directly from the data source.</text:p>
        </text:list-item>
        <text:list-item>
          <text:p text:style-name="P15">The Linkblog list is populated with data coming from a JSON response to an API call. By default, the Lab project is configured to obtain the API response from a file at <text:span text:style-name="Pre">/topseed-webroot/linkblog/dummy.json</text:span> or <text:span text:style-name="Pre">http://localhost:8091/linkblog/dummy.json</text:span>. However, in the next lab we will call a real, live database API that resides on a separate API server. </text:p>
        </text:list-item>
        <text:list-item>
          <text:p text:style-name="P15">Now click the 'Add Item' button and note how the browser URL changed to <text:span text:style-name="Pre">http://localhost:8091/admin/linkblog/detail.html</text:span>. This is a 'stable URL' for the data entry form to add/write a new item. 'Stable URL' means that the page is not lost when you hit the browser refresh button, and that the page is 'bookmarkable', which is almost always a good thing. For now, click 'Cancel' <text:soft-page-break/>to return to the list at <text:span text:style-name="Pre">http://localhost:8091/admin/linkblog/</text:span>.</text:p>
        </text:list-item>
        <text:list-item>
          <text:p text:style-name="P15">Inspect <text:span text:style-name="Pre">/topseed-webroot/admin/linkblog/index.pug</text:span>. This file defines the composition of the Linkblog list screen. In the 'HTML' part of this file, the list is represented by the pug statement <text:span text:style-name="Pre">'table#grid' </text:span>(<text:span text:style-name="Pre">&lt;table id="grid"&gt;</text:span>)<text:span text:style-name="Pre">.</text:span> The <text:span text:style-name="Pre">'script.'</text:span> part of the file is responsible for causing the grid data to be loaded and rendered. The dot at the end of '<text:span text:style-name="Pre">script.'</text:span> tells Pug to not convert what follows to HTML. </text:p>
        </text:list-item>
        <text:list-item>
          <text:p text:style-name="P15">In <text:span text:style-name="Pre">'script.'</text:span> we load external JavaScript that encapsulates logic, which keeps the page HTML clean and designer-friendly. In this example <text:span text:style-name="Pre">TS.loadOnAppReady</text:span> loads <text:span text:style-name="Pre">/admin/linkblog/LinkblogBusiness.js</text:span>, then calls the <text:span text:style-name="Pre">UIinit</text:span> function in the page. This function triggers the <text:span text:style-name="Pre">'list'</text:span> function of <text:span text:style-name="Pre">LinkblogBusiness</text:span>, which asynchronously loads data from the API, and - once the data has been received - renders the grid as well as the data in the grid. Depending on how much data is to be loaded, a more advanced version of <text:span text:style-name="Pre">LinkblogBusiness</text:span> could have a separate function (e.g. <text:span text:style-name="Pre">init()</text:span>) to first render the grid without data, and the <text:span text:style-name="Pre">list()</text:span> function would only load and render the list items.</text:p>
        </text:list-item>
        <text:list-item>
          <text:p text:style-name="P15">Open <text:span text:style-name="Pre">/topseed-webroot/admin/linkblog/LinkblogBusiness.js</text:span> and scroll to the end of the file. See how <text:span text:style-name="Pre">LinkblogBusiness</text:span> wraps a <text:span text:style-name="Pre">'SimpleBusiness' </text:span>object instance named <text:span text:style-name="Pre">'sb'</text:span> that is returned to the page after we added a <text:span text:style-name="Pre">LinkblogDao</text:span> 'Data Access Object' instance. The page-specific custom functionality of <text:span text:style-name="Pre">SimpleBusiness</text:span> is added close to the top of the file, beginning with <text:span text:style-name="Pre">'var SimpleBusiness = BLX.extend({'</text:span>. We keep common business functionality in a base 'class' named <text:span text:style-name="Pre">BLX.js</text:span> ('BusinessLogiX'), and common data service functionality in <text:span text:style-name="Pre">BDS.js</text:span> (BaseDataService). (Both are loaded by <text:span text:style-name="Pre">/_js/admin.js</text:span>, the <text:span text:style-name="T9">'</text:span>admin module version<text:span text:style-name="T9">'</text:span> of <text:span text:style-name="Pre">main.js</text:span>.) </text:p>
        </text:list-item>
        <text:list-item>
          <text:p text:style-name="P15">In <text:span text:style-name="Pre">LinkblogBusiness.js</text:span> we use <text:span text:style-name="Pre">'var SimpleBusiness = BLX.extend({'</text:span> instead of the more recent <text:span text:style-name="Pre">'class SimpleBusiness extends BLX {'</text:span>, because Internet Explorer does not support <text:span text:style-name="Pre">'class'</text:span>. However, Microsoft's 'Edge' <text:soft-page-break/>browser supports it. We will use 'class' once IE has lost its remaining popularity; see <text:span text:style-name="Pre">/admin/linkblog/LinkblogBusiness2.js</text:span> for an example. Note the resulting improvement in function signatures e.g. <text:span text:style-name="Pre">'list()'</text:span> vs <text:span text:style-name="Pre">',list: function()'</text:span>. If you can exclude the use of IE (such as for an internal webapp or a mobile app) we recommend you use the 'class' version. You can read more about the IE-compatible version at <text:span text:style-name="Pre">http://johnresig.com/blog/simple-javascript-inheritance</text:span>. To use the 'class' version, in this example you would use <text:span text:style-name="Pre">TS.loadOnAppReady('/admin/linkblog/LinkblogBusiness2.js'</text:span> in <text:span text:style-name="Pre">/admin/linkblog/index.pug </text:span>and <text:span text:style-name="Pre">/detail.pug</text:span> and change <text:span text:style-name="Pre">/_js/admin.js</text:span> to load <text:span text:style-name="Pre">BLX2.js</text:span> and <text:span text:style-name="Pre">BDS2.js</text:span> instead of <text:span text:style-name="Pre">BLX.js</text:span> and <text:span text:style-name="Pre">BDS.js</text:span>.</text:p>
        </text:list-item>
        <text:list-item>
          <text:p text:style-name="P15">In <text:span text:style-name="Pre">LinkblogBusiness.js</text:span>, inspect the code section following <text:span text:style-name="Pre">', list: function(listId)'</text:span>. The JavaScript in <text:span text:style-name="Pre">/admin/linkblog/index.pug</text:span> triggers this function with <text:span text:style-name="Pre">'sb.list('#grid')'</text:span>. Brushing over the details of obtaining the data for now, this function receives a '<text:span text:style-name="Pre">_listPromise' </text:span>of data from the configured API. When data is returned, the function <text:span text:style-name="Pre">_renderList </text:span>enters <text:span text:style-name="Pre">'_listPromise.then(function(values){'</text:span>, builds the grid with the received values (a JSON array of rows) and renders it in the page element with <text:span text:style-name="Pre">id 'grid'</text:span>. There are many ways to render lists. In this example we use <text:span text:style-name="Pre">https://dataTables.net/</text:span> to deliver advanced grid sorting, searching and paging features. </text:p>
        </text:list-item>
        <text:list-item>
          <text:p text:style-name="P15">JavaScript Promises are a modern way to manage process flow. They are especially useful for handling asynchronous calls such as http requests to an API that may require error handling, such as connection errors. They replace classic asynchronous callbacks that are prone to 'Callback Hell'; see <text:span text:style-name="Pre">http://callbackhell.com/</text:span>. A lot of public APIs, such as Google Firebase, use or allow the use of Promises, and you can 'promisify' those that don't. Promises are important, learn how they work at h<text:span text:style-name="Pre">ttp://www.telerik.com/blogs/what-is-the-point-of-promises</text:span>. The post <text:span text:style-name="Pre">https://stackoverflow.com/questions/22539815/arent-promises-just-callbacks</text:span> may also help.</text:p>
        </text:list-item>
        <text:list-item>
          <text:p text:style-name="P15"><text:soft-page-break/>The LinkblogDao Data Access Object is responsible for obtaining the raw list data. See <text:span text:style-name="Pre">'urlSpec'</text:span> at the top of <text:span text:style-name="Pre">LinkblogBusiness.js </text:span>and how <text:span text:style-name="Pre">LinkblogDao</text:span> extends <text:span text:style-name="Pre">BDS</text:span> (which contains common data access functionality). Also see at the bottom of <text:span text:style-name="Pre">LinkblogBusiness.js</text:span> how <text:span text:style-name="Pre">urlSpec</text:span> is passed to <text:span text:style-name="Pre">LinkblogDao</text:span> with<text:span text:style-name="Pre"> 'sb.linkblogDao = new LinkblogDao(urlSpec)'.</text:span> In this case, unlike <text:span text:style-name="Pre">SimpleBusiness</text:span>, <text:span text:style-name="Pre">LinkblogDao </text:span>has no added functionality, so we could write <text:span text:style-name="Pre">'sb.linkblogDao = new BDS(urlSpec)</text:span><text:span text:style-name="Pre"><text:span text:style-name="T9">'</text:span></text:span> instead.</text:p>
        </text:list-item>
        <text:list-item>
          <text:p text:style-name="P15">Inspect <text:span text:style-name="Pre">/_js/BDS.js </text:span>and its <text:span text:style-name="Pre">'selectList'</text:span> function. It calls a shared static <text:span text:style-name="Pre">_get</text:span> function which uses <text:span text:style-name="Pre">fetch_</text:span> to call the <text:span text:style-name="Pre">urlSpec</text:span> URL and returns a promise of the response content. 'Fetch' is a modern replacement for Ajax/<text:span text:style-name="Pre">XMLHttpRequest</text:span>. Fetch uses Promises! Read more about Fetch at <text:span text:style-name="Pre">https://davidwalsh.name/fetch</text:span>. At the end of the next Lab we learn how an API server can handle this fetch request. In this Lab, the content of <text:span text:style-name="Pre">/topseed-webroot/linkblog/dummy.json</text:span> or <text:span text:style-name="Pre">http://localhost:8091/linkblog/dummy.json</text:span> is returned.</text:p>
        </text:list-item>
      </text:list>
      <text:p text:style-name="Text_20_body"/>
      <text:h text:style-name="P3" text:outline-level="2"><text:bookmark text:name="lab-7-ui-writing-to-an-api-example-firebase-"/>Lab 7: UI Writing to an API (Example: Firebase)</text:h>
      <text:p text:style-name="Text_20_body"/>
      <text:list xml:id="list6931707902973764775" text:style-name="L11">
        <text:list-item>
          <text:p text:style-name="P16">In a browser, return to the Linkblog list at <text:span text:style-name="Pre">http://localhost:8091/admin/linkblog/</text:span>, and click the 'Add Item' button to see <text:span text:style-name="Pre">http://localhost:8091/admin/linkblog/detail.html</text:span>. Note that the Date field is prepopulated with today's date. In VS Code, inspect <text:span text:style-name="Pre">/topseed-webroot/admin/linkblog/detail.pug</text:span>. This file defines the composition of the Linkblog Add Item screen. In the HTM<text:span text:style-name="T9">L </text:span>part of this file, the data entry form represented by the pug statement '<text:span text:style-name="Pre">form#form1' </text:span>(<text:span text:style-name="Pre">&lt;form id="form1"&gt;</text:span>). Note that it has <text:span text:style-name="Pre">'onsubmit='return false',</text:span> because we do not want the browser default behavior of posting to a form action URL.</text:p>
        </text:list-item>
        <text:list-item>
          <text:p text:style-name="P16">Similar to the list page, in 'script.' we load <text:span text:style-name="Pre">/admin/linkblog/LinkblogBusiness.js</text:span>, and then call the <text:span text:style-name="Pre">UIinit</text:span> function in the page. <text:span text:style-name="Pre">UIinit</text:span> triggers the <text:span text:style-name="Pre">'detail()'</text:span> function of <text:span text:style-name="Pre">LinkblogBusiness</text:span>, which loads today's date into the form. <text:span text:style-name="Pre">UIinit</text:span> also specifies to call the <text:span text:style-name="Pre">LinkblogBusiness</text:span> <text:span text:style-name="Pre">save() </text:span>function when the form is submitted (when the 'Save' button is clicked) instead of the default behavior, and pass any authentication cookie along. Since we are working with similar data as in the list page, and the two pages belong together, we have chosen to augment <text:span text:style-name="Pre">LinkblogBusiness.js</text:span> with the <text:span text:style-name="Pre">detail() </text:span>and <text:span text:style-name="Pre">save()</text:span> functions rather than creating separate <text:span text:style-name="Pre">LinkblogListBusiness</text:span> and <text:span text:style-name="Pre">LinkblogAddBusiness</text:span>. For a different module we would create a separate <text:span text:style-name="Pre">XxxBusinness</text:span>.</text:p>
        </text:list-item>
        <text:list-item>
          <text:p text:style-name="P16">Reopen /<text:span text:style-name="Pre">topseed-webroot/admin/linkblog/LinkblogBusiness.js</text:span> and locate the <text:span text:style-name="Pre">'detail: function('.</text:span> We use <text:span text:style-name="Pre">https://momentjs.com/ </text:span>for date handling and jquery.jsForm <text:span text:style-name="Pre">https://github.com/corinis/jsForm</text:span> to populate the form with the date. The necessary libraries are loaded in <text:span text:style-name="Pre">/_js/admin.js</text:span>. You see the result of the call to <text:span text:style-name="Pre">detail() </text:span>when rendering of the page has completed.</text:p>
        </text:list-item>
        <text:list-item>
          <text:p text:style-name="P16"><text:soft-page-break/>Fill some data in the form and click 'Save'. You should see an alert that saving is not enabled: we are not yet configured to use a database that allows saving. In <text:span text:style-name="Pre">LinkblogBusiness.js</text:span>, locate the <text:span text:style-name="Pre">'save: function('</text:span>. Once we enable <text:span text:style-name="Pre">'update'</text:span> in the <text:span text:style-name="Pre">urlSpec</text:span>, processing will continue. We obtain the <text:span text:style-name="Pre">'formData'</text:span> with <text:span text:style-name="Pre">jquery.jsForm('get')</text:span>, and pass it to the <text:span text:style-name="Pre">linkblogDao.update</text:span> function. Once this has returned successfully (<text:span text:style-name="Pre">'promise.then('</text:span>), we redirect to the list page. <text:span text:style-name="Pre">BLX</text:span>/<text:span text:style-name="Pre">sb</text:span> has base functionality using turbo for the new page load.</text:p>
        </text:list-item>
        <text:list-item>
          <text:p text:style-name="P16">Reopen BDS and look for the <text:span text:style-name="Pre">'update: function('</text:span>. It calls a shared static <text:span text:style-name="Pre">_post</text:span> function which uses <text:span text:style-name="Pre">fetch_</text:span> to call the <text:span text:style-name="Pre">urlSpec</text:span> update URL. </text:p>
        </text:list-item>
        <text:list-item>
          <text:p text:style-name="P16">It is time to connect <text:span text:style-name="Pre">LinkblogDao</text:span>/<text:span text:style-name="Pre">BDS</text:span> to a live database. Go to the top of <text:span text:style-name="Pre">LinkblogBusiness.js</text:span>, comment out the first <text:span text:style-name="Pre">urlSpec</text:span> and comment in the <text:span text:style-name="Pre">urlSpec</text:span> that goes to <text:span text:style-name="Pre">localhost:8081</text:span>, does not use <text:span text:style-name="Pre">dummy.json</text:span> and also has an <text:span text:style-name="Pre">update</text:span> route, unlike the first <text:span text:style-name="Pre">urlSpec</text:span>. We included a small API server implementation in the topseed project at <text:span text:style-name="Pre">topseed/bsrv</text:span> that we will run at <text:span text:style-name="Pre">localhost:8081</text:span>. The API server in turn will call a Google Firebase service that you will configure in the next step. Why do we not call the Firebase API directly from the browser? We do not want the browser to hold the authentication credentials for the database connection (more about user authentication in the next Lab).</text:p>
        </text:list-item>
        <text:list-item>
          <text:p text:style-name="P16">Log into your Gmail/Google account at <text:span text:style-name="Pre">https://mail.google.com </text:span>(Create one if you don't have one). Navigate to <text:span text:style-name="Pre"><text:span text:style-name="T10">ht</text:span></text:span><text:span text:style-name="Pre">tps://console.firebase.google.com</text:span>, click 'Add Project', enter <text:span text:style-name="Pre">'mydb1'</text:span> as <text:span text:style-name="T10">p</text:span>roject name when prompted and click 'Create Project'. Click the 'gear' icon on the left menu (enlarge browser window if necessary to see it) to access Project Settings and click the 'Service Accounts' tab. Copy the 'databaseURL' value from the Node.js Admin SDK configuration snippet and paste it into the <text:span text:style-name="Pre">topseed/bsrv/config/ApiConfig.js</text:span> DB_URL return value. The line in <text:span text:style-name="Pre">ApiConfig.js</text:span> should look something like <text:span text:style-name="Pre">'get DB_URL() { return 'https://mydb1-7b77e.firebaseio.com' }'</text:span> On the Google Project Settings <text:soft-page-break/>Service Accounts tab, click 'Generate New Private Key' and 'Generate Key'. From the download prompt, save the file into the <text:span text:style-name="Pre">/topseed/bsrv/scode/route/ds/ </text:span>folder. Open <text:span text:style-name="Pre">BaseFB.js</text:span>, and replace <text:span text:style-name="Pre">'serviceKey.json'</text:span> with the filename. The line should look something like <text:span text:style-name="Pre">const 'serviceAccount = require("./mydb1-7b77e-firebase-adminsdk-8swi6-f46e592e60.json")'</text:span> Verify that the path starts with <text:span text:style-name="Pre">'./'</text:span>.</text:p>
        </text:list-item>
        <text:list-item>
          <text:p text:style-name="P16">You are ready to start the API server that uses this configuration. In VS Code, open another Terminal Shell (<text:span text:style-name="Pre">Ctrl+Shift+`</text:span>), type<text:span text:style-name="Pre"> 'cd bsrv [</text:span><text:span text:style-name="Pre"><text:span text:style-name="T10">E</text:span></text:span><text:span text:style-name="Pre">nter]'</text:span>, do the <text:span text:style-name="Pre">'npm install [</text:span><text:span text:style-name="Pre"><text:span text:style-name="T10">E</text:span></text:span><text:span text:style-name="Pre">nter]'</text:span> and then 'node index [Enter]<text:span text:style-name="T10">'</text:span>. You should see console output<text:span text:style-name="Pre"> 'API server listening at http://localhost:8081'</text:span>. On the VS Code terminal tab, use the dropdown go to the tab for topseed-srv, and start topseed-srv if not already running. You should see console output <text:span text:style-name="Pre">'Web server listening at http://localhost:8091' </text:span>(and 8092).</text:p>
        </text:list-item>
        <text:list-item>
          <text:p text:style-name="P16">In a browser, go to or refresh the Linkblog list at <text:span text:style-name="Pre">http://localhost:8091/admin/linkblog/</text:span>. The list should now say 'No data available in table', because <text:span text:style-name="Pre">LinkblogBusiness</text:span> <text:span text:style-name="Pre">urlSpec</text:span> points to the newly configured API server that has an 'empty' database. Click 'Add Item', enter some values and click 'Save'. Your item should appear in the list. Back in the Google Firebase Console at h<text:span text:style-name="Pre">ttps://console.firebase.google.com/</text:span>, for the project <text:span text:style-name="Pre">'mydb1'</text:span>, navigate to 'Database' from the menu tree on the left. You should be able to drill down to see the newly created entry in a table named <text:span text:style-name="Pre">'links11'.</text:span> If you like, return to the Linkblog list at <text:span text:style-name="Pre">http://localhost:8091/admin/linkblog/</text:span> in the browser and add a few more items with 'Add Item'.</text:p>
        </text:list-item>
        <text:list-item>
          <text:p text:style-name="P16">Optional: Learn how the API server at <text:span text:style-name="Pre">/bsrv</text:span> works. Inspect <text:span text:style-name="Pre">/bsrv/index.js.</text:span> The line beginning with <text:span text:style-name="Pre">'server.use('/linkblog'</text:span> specifies that any requests to <text:span text:style-name="Pre">localhost:8081/linkblog </text:span>are handled by <text:span text:style-name="Pre">/scode/route/LinkblogService.js</text:span>. Inspect this file. The function beginning with <text:span text:style-name="Pre">'router.post('/'' </text:span>specifies in the line <text:span text:style-name="Pre">'const _promise = linkblog.update(row)' </text:span>that a post request will call the update function in <text:span text:style-name="Pre">/ds/Linkblog.js</text:span>. Inspect this file. <text:span text:style-name="Pre">Linkblog.js</text:span> specifies the table name as <text:soft-page-break/>'links11', but also extends <text:span text:style-name="Pre">BaseFB</text:span>. (Since <text:span text:style-name="Pre">Linkblog.js</text:span> runs in the Node.js server and not in the browser, we can use <text:span text:style-name="Pre">'extends'</text:span> instead of <text:span text:style-name="Pre">.extends([</text:span>). <text:span text:style-name="Pre">BaseFB</text:span> has the common functionality to create a Firebase connection, query and update the database. For this, it uses the firebase-admin package imported as a dependency in <text:span text:style-name="Pre">/bsrv/package.json</text:span>. To add a row, the <text:span text:style-name="Pre">BaseFB.js</text:span> function<text:span text:style-name="Pre"> 'update(row)'</text:span> was used. Similarly, a 'get' request to<text:span text:style-name="Pre"> localhost:8081/linkblog</text:span> uses <text:span text:style-name="Pre">BaseFB.js 'selectList()'</text:span> to obtain the list of linkblog items. </text:p>
        </text:list-item>
        <text:list-item>
          <text:p text:style-name="P16">Perspective: For a complete Create-Read-Update-Delete (CRUD) implementation, we would add single-row query, update and delete capablity. To edit existing items, we would navigate to <text:span text:style-name="Pre">'/detail.html?id=x' </text:span>and, in <text:span text:style-name="Pre">LinkblogBusiness detail()</text:span>, use the 'id' URL parameter to obtain the existing data querying by a primary key column or unique index on the database. If you were to use a database service provider other than Google Firebase, you would create an implementation of <text:span text:style-name="Pre">BaseFB.js</text:span> using the alternative provider's API, following the provider's examples for Node.js. </text:p>
        </text:list-item>
      </text:list>
      <text:p text:style-name="Text_20_body"/>
      <text:h text:style-name="P3" text:outline-level="2"><text:bookmark text:name="lab-8-login-security-and-tokens"/>Lab 8: Log-in Security and Tokens</text:h>
      <text:p text:style-name="Text_20_body"/>
      <text:list xml:id="list4909500130745549248" text:style-name="L12">
        <text:list-item>
          <text:p text:style-name="P17">Until now we had log-in security for the Admin module disabled. Inspect <text:span text:style-name="Pre">/admin/login/index.pug,</text:span> and look for <text:span text:style-name="Pre">'//sb.redirect('/admin/home/')</text:span><text:span text:style-name="Pre"><text:span text:style-name="T11">'</text:span></text:span>. Uncomment it by removing <text:span text:style-name="Pre">'//'</text:span>. Ensure the API service is running. Return to the home page at <text:span text:style-name="Pre">http://localhost:8091</text:span>, and click the 'Admin' menu item to see the log-in prompt. Use <text:span text:style-name="Pre">'demo':'demo'</text:span> as username:password and click 'Login'. In VS Code, return to <text:span text:style-name="Pre">/admin/login/index.pug</text:span>. See how we open the modal dialog, bind the form and register the form submit. Modal dialogs are natively supported by the Chrome browser. We use a 'polyfill' (loaded in <text:span text:style-name="Pre">/_js/admin.js</text:span>) for compatibility with other browsers (Edge and IE need a little bit of CSS love). <text:span text:style-name="Pre">LoginBusiness</text:span> <text:span text:style-name="Pre">'login()'</text:span> contacts the API server (it could be a separate server dedicated to authentication). If the credentials match, <text:span text:style-name="Pre">LoginBusiness</text:span> receives an 'OK' response, and we redirect to <text:span text:style-name="Pre">/admin/home/</text:span>. If an authentication error is received, we display it in a <text:span text:style-name="Pre">div</text:span> with <text:span text:style-name="Pre">id 'error'</text:span> on the page.</text:p>
        </text:list-item>
        <text:list-item>
          <text:p text:style-name="P17">Along with the 'OK' response, the API server returned a 'token' string. We store the token as a cookie (name: <text:span text:style-name="Pre">'auth'</text:span>) in the browser. After the initial log-in, we use this token on all pages and for all API calls that require au<text:span text:style-name="T11">t</text:span>hentication. While instead we could have stored username and password as a cookie, the advantage of using a token after initial authentication is that it can be heavily encoded (by the server). For maximum security and defense against network sniffing, the token could even be changed on every request.</text:p>
        </text:list-item>
        <text:list-item>
          <text:p text:style-name="P17">To protect the Linkblog pages with a log-in, open <text:span text:style-name="Pre">/admin/linkblog/index.pug</text:span> and <text:span text:style-name="Pre">/detail.pug</text:span> and uncomment <text:span text:style-name="Pre">//sb.ensureLogin(...)</text:span>. This function checks for the existence of the 'auth' cookie. If this cookie doesn't exist, it means that the user has not logged in, and he is redirected to the log-in screen. We destroy the <text:span text:style-name="Pre">'auth' </text:span>cookie on log-out; see <text:span text:style-name="Pre">'script.'</text:span> in <text:span text:style-name="Pre">/admin/logout/index.pug</text:span>. Log-out is triggered when clicking the admin menu 'Logout' item.</text:p>
        </text:list-item>
        <text:list-item>
          <text:p text:style-name="P17"><text:soft-page-break/>There is one more thing to improve. In our flow, on full page refresh, the browser renders the static parts of the page before ensuring log-in. The ugly result is that the admin menu bar, static page content and footer may briefly display before a redirect to the log-in page happens. This is by design; we allow a CDN to cache the static (non-data) parts of admin module pages. However, we can apply a visual improvement to achieve better transitions. Open <text:span text:style-name="Pre">'_sass/admin.sass' </text:span>and uncomment the last two lines, beginning with <text:span text:style-name="Pre">'//body &gt; *'</text:span>. This sets the opacity of the immediate children of the admin html <text:span text:style-name="Pre">body</text:span> to a very low <text:span text:style-name="Pre">0.1</text:span> by default (You can set it to <text:span text:style-name="Pre">0</text:span>, if you prefer). <text:span text:style-name="Pre">Linkblog.ensureLogin</text:span> sets the opacity to <text:span text:style-name="Pre">1</text:span> when the user has been confirmed to have successfully logged in, causing the page to display in full. Save <text:span text:style-name="Pre">admin.sass</text:span> and try the log-in routine again to see the result. We could also imagine using a spinner during the transition; see <text:span text:style-name="Pre">http://spin.js.org/spinner</text:span>. </text:p>
        </text:list-item>
        <text:list-item>
          <text:p text:style-name="P17">For additional security, we send the token along when we make requests to the API server. If the API server is configured to require authentication, we ensure that the specific token received allows reading or writing the data before returning the data. If the token is not valid, we let the API service return a 403 'Forbidden' error. When <text:span text:style-name="Pre">LinkblogBusiness</text:span> receives such an error, we show an alert and redirect to the log-in page. Open <text:span text:style-name="Pre">/bsrv/config/ApiConfig.js</text:span> to configure which API calls are to be secured. In the line for <text:span text:style-name="Pre">'get REQUIRE_AUTH',</text:span> uncomment 'write' so that it reads <text:span text:style-name="Pre">'linkblog: ['write']'</text:span>. Restart the server in the terminal window. This activates the token check in <text:span text:style-name="Pre">/bsrv/scode/route/LinkblogService.js</text:span> in <text:span text:style-name="Pre">'router.post('</text:span>. The class <text:span text:style-name="Pre">TokenAuth</text:span> contains our very simple <text:span text:style-name="T12">a</text:span>uthentication functionalities: validate that username:password match demo:demo, and token always matches "abc". </text:p>
        </text:list-item>
        <text:list-item>
          <text:p text:style-name="P17">You just activated token security for the <text:span text:style-name="Pre">Linkblog</text:span> write (=save) function. Let's inspect how the token is passed to the API. In <text:span text:style-name="Pre">/admin/linkblog/detail.pug,</text:span> with <text:span text:style-name="Pre">'$('#form1').submit({auth: Cookies.get('auth')}, sb.save)'</text:span> we instruct to include the auth cookie as event data when calling <text:span text:style-name="Pre">LinkblogBusiness.save</text:span>. In <text:span text:style-name="Pre">LinkblogBusiness</text:span> <text:span text:style-name="Pre">'save',</text:span> <text:soft-page-break/>we pass it on to the DAO in <text:span text:style-name="Pre">'sb.linkblogDao.update(formData, e.data.auth)'</text:span>. This continues through <text:span text:style-name="Pre">BDS.js</text:span> <text:span text:style-name="Pre">update</text:span>, <text:span text:style-name="Pre">_post</text:span> and <text:span text:style-name="Pre">fetch_</text:span> functions, where the token is passed to the API as <text:span text:style-name="Pre">'X-JToken'</text:span> header. If configured as described above, in <text:span text:style-name="Pre">/bsrv/scode/route/LinkblogService.js</text:span> the API reads this header and validates the token by calling <text:span text:style-name="Pre">'/bsrv/scode/route/ds/TokenAuth.js</text:span> <text:span text:style-name="Pre">'isTokenValidPromise'</text:span>. Inspect this function. The returned promise throws an 'invalid token' error in the case of failure, which causes <text:span text:style-name="Pre">LinkblogService</text:span> to abandon the update request and return a 403 error 'Forbidden'.</text:p>
        </text:list-item>
        <text:list-item>
          <text:p text:style-name="P17">Reopen <text:span text:style-name="Pre">/admin/linkblog/LinkblogBusiness.js</text:span> and find <text:span text:style-name="Pre">'const _updatePromise'</text:span>. Here follows what happens in the UI as a result of the update attempt. If the update/save was successful, we redirect to the <text:span text:style-name="T12">l</text:span>inkblog list page. If it failed because the token did not validate ('Forbidden'), show an alert and redirect to the login page. In case of other failures, simply show an alert. If you wish to simulate the errors, go to /admin/linkblog/detail.pug and make it send an invalid token with <text:span text:style-name="Pre">'$('#form1').submit({auth: 'xyz'}, sb.save)'</text:span>. Attempt to add and save a new linkblog item. Revert to <text:span text:style-name="Pre">' $('#form1').submit({auth: Cookies.get('auth')}, sb.save)' </text:span>when done. Since our linkblog is expected to be public, we didn't implement authentication for the <text:span text:style-name="Pre">linkblogDAO.selectList</text:span> API call, but this could easily be added.</text:p>
        </text:list-item>
        <text:list-item>
          <text:p text:style-name="P17">This Lab demonstrated the fundamentals of the two principal authentication flows: log-in and token validation. A 'real life' authentication provider would likely be more advanced than <text:span text:style-name="Pre">TokenAuth.js</text:span>. Tokens might need to be encoded and decoded. A production implementation might access a database of credentials, an in-memory database of valid tokens, or an asynchronously called external authentication service that may return its own promises for credential and token validations. In the shown implementation, suc<text:span text:style-name="T12">c</text:span>essful log-in always redirects to the admin landing page. For production, we would probably enhance the log-in flow by keeping track of which protected page was requested and redirect to it after successful log-in. </text:p>
        </text:list-item>
      </text:list>
      <text:p text:style-name="Text_20_body"><text:soft-page-break/></text:p>
      <text:p text:style-name="P22"/>
      <text:p text:style-name="P8">Part III: The Perspectives</text:p>
      <text:p text:style-name="Text_20_body"/>
      <text:h text:style-name="P3" text:outline-level="2"><text:bookmark text:name="lab-9-standard-web-components-and-their-communication"/>Lab 9: Standard Web Components and their Communication</text:h>
      <text:p text:style-name="Text_20_body"/>
      <text:list xml:id="list7967310125686568803" text:style-name="L13">
        <text:list-item>
          <text:p text:style-name="P18">The quest for the web equivalent of 'Legos' has been going on for a while. Legos are composable: you can connect pieces in different ways. They are reusable: the same kind of piece can be used in multiple places. Legos are also modular: you can connect one assembly to another one. Unlike Legos (mostly; google kickstarter brixo), however, components for the web also need to be able to communicate with each other and with the outside world. Finally, web components need to be insulated (in Lego terms, the color of one item must not 'bleed' into others). CSS bleed has been a particular problem of older web component frameworks. To find an overall solution for great web components is not trivial, and many attempts have been made to achieve the holy grail of component-based development for the web.</text:p>
        </text:list-item>
        <text:list-item>
          <text:p text:style-name="P18">In reality, component frameworks have had a short half-life. The last years has seen a rapid succession of candidates to be considered 'the best': Backbone, Knockout, Ember, Angular, Angular 2, React, Vue, Riot and Polymer. Find a comparison of component frameworks at <text:span text:style-name="Pre">http://jeffcarp.github.io/frontend-hyperpolyglot/</text:span>. History shows that what you would pick today is likely not what you would pick 18 months from now. Assuming you don't want to start from scratch and rewrite everything every 18 months, that presents you with a great challenge of how to write applications that you can expect to be both maintainable and future-safe.</text:p>
        </text:list-item>
        <text:list-item>
          <text:p text:style-name="P18">Our best practice to deal with the evolving landscape of web components is to write web apps that are structured in a 'component-framework-agnostic' way, where you can potentially keep existing components around, but develop new components using a newer component framework. We achieve this by avoiding the use of the two kinds of common component framework features that create unattractive 'lock-<text:soft-page-break/>in': custom navigation mechanisms (routers) and framework-specific component communication implementations. We use the browser's great native navigation mechanisms (URL and browser history) as shown in Lab 4, and framework-agnostic component communication as implemented in the sample project shown below. </text:p>
        </text:list-item>
        <text:list-item>
          <text:p text:style-name="P18">There is, however, light at the end of the tunnel: a W3C standard for web components appears to be forming. Read about Standard Web Components at <text:span text:style-name="Pre">https://en.wikipedia.org/wiki/Web_Components</text:span>. The Chrome browser already supports Standard Web Components natively, so there is nothing extra to load, and the polyfills for the other browers are lean and fast. The most recent contender for 'the best' component framework, Polymer, is actually developed on top of this emerging standard, by the same people at Google in charge of the standard reference implementation. We use standard web components as the default component framework for this Lab. However, our architectural concepts can also be applied when using other frameworks. May we tempt you to write a sample integration for your favorite component framework and contribute it to topseed?</text:p>
        </text:list-item>
        <text:list-item>
          <text:p text:style-name="P18">Among other things, newer component frameworks solve the problem of CSS bleeding by using the 'Shadow DOM' construct. To work with web components you should understand Shadow DOM; read a good introduction at <text:span text:style-name="Pre">https://www.html5rocks.com/en/tutorials/webcomponents/shadowdom/</text:span>. We prefer it over the more recent introduction at <text:span text:style-name="Pre">https://developers.google.com/web/fundamentals/getting-started/primers/shadowdom</text:span>. 'Templates' and 'HTML Imports' are other Standard Web Component features which will become clear with the examples in this Lab. Finally, there is a 'Custom Element' API to create new HTML tags. However, the implementation of this API uses <text:span text:style-name="Pre">'class' </text:span>which is not supported by Internet Explorer. We will use the Custom Element API once IE has lost its remaining popularity, or when we can rule out IE in a corporate app. </text:p>
        </text:list-item>
        <text:list-item>
          <text:p text:style-name="P18">Download and unzip <text:span text:style-name="Pre">topseed-webcomps-master.zip</text:span> from <text:span text:style-name="Pre">https://github.com/topseed/topseed-webcomp</text:span> to your <text:soft-page-break/>location of choice on your developer machine. Open the project in VS Code. Add the project folder <text:span text:style-name="Pre">/topseed-webcomps</text:span> in Prepros, but but ensure that Auto-Compile of Pug (Jade) is deactivated (Settings/Compiler Settings/Pug (Jade). In this project, Node.js compiles pug files on the fly when responding to HTTP requests so we don't need Prepros to precompile them. See the function <text:span text:style-name="Pre">'pugComp'</text:span> in <text:span text:style-name="Pre">/demo-srv/util/Decider.js</text:span>. Since in production we cache generated HTML responses in the CDN, there is practically no impact on production performance, but the development project is a lot cleaner. While reviewing <text:span text:style-name="Pre">'Decider.js'</text:span>, also take note of all uses of '<text:span text:style-name="Pre">U.cache'</text:span>, which tells the CDN how long to keep content before refreshing it from the source. The utils library <text:span text:style-name="Pre">'U' </text:span>is included in the project <text:span text:style-name="Pre">https://github.com/topseed/topseed-npm</text:span>, deployed to npmjs, and imported to the project through a <text:span text:style-name="Pre">'package.json'</text:span> dependency. </text:p>
        </text:list-item>
        <text:list-item>
          <text:p text:style-name="P18">In VS Code, open Terminal Shell (<text:span text:style-name="Pre">Ctrl+Shift+`</text:span>), type <text:span text:style-name="Pre">'cd demo-srv [Enter]',</text:span> do the <text:span text:style-name="Pre">'npm install [Enter]'</text:span> and then <text:span text:style-name="Pre">'node index [Enter]'</text:span>. You should see console output <text:span text:style-name="Pre">'Web server listening at http://localhost:9081'</text:span>. In the browser, navigate to <text:span text:style-name="Pre">http://localhost:9081</text:span>, and visit Dashboard, List, Circle, Prelist and List menu items. When writing a component, we always advise to make things work outside of a component first. 'Prelist' is a non-component list page. In VS Code, inspect its <text:span text:style-name="Pre">/demo-srv/root/page/list-0/index.pug</text:span>. Similar to the admin linkblog in <text:span text:style-name="T12">Labs</text:span> 6 <text:span text:style-name="T12">and 7</text:span>, this page uses <text:span text:style-name="Pre">'/page/list/ListBusiness.js'</text:span> to load a list from a JSON response promise. For data binding, <text:span text:style-name="Pre">ListBusiness.list() </text:span>uses <text:span text:style-name="Pre">doT.js</text:span>, a fast 'moustache-style' template library. The doT template is embedded in the page html as a script of type <text:span text:style-name="Pre">'text/x-dot-template'</text:span>. Inspect <text:span text:style-name="Pre">ListBusiness.js</text:span>, beginning with <text:span text:style-name="Pre">'var templateText' </text:span>to see the JavaScript used to render the template with data and attach it to <text:span text:style-name="Pre">'#myList' </text:span>in the page. You can read more about doT at <text:span text:style-name="Pre">http://www.javascriptoo.com/dot-js</text:span>.</text:p>
        </text:list-item>
        <text:list-item>
          <text:p text:style-name="P18">Inspect the component version of the list page at /<text:span text:style-name="Pre">demo-srv/root2/page/list/index.pug</text:span>. It has a custom element in the <text:span text:style-name="T13">HTML</text:span> named '<text:span text:style-name="Pre">list-el'</text:span>. Custom elements must include a <text:soft-page-break/><text:span text:style-name="Pre">'-' </text:span>(dash) in the tag name. The doT template has disappeard. The page <text:span text:style-name="Pre">'script.'</text:span> loads <text:span text:style-name="Pre">ListBusiness.js</text:span> and the List component definition from the 'HTML Import' <text:span text:style-name="Pre">/_webComp/List.html,</text:span> registers the 'component prototype' with the browser using <text:span text:style-name="Pre">TW.registerComp</text:span> and then calls <text:span text:style-name="Pre">sb.compList()</text:span> to render an instance of the component. In <text:span text:style-name="Pre">/page/list/ListBusiness.js</text:span>, compare the function <text:span text:style-name="Pre">'compList'</text:span> with the function <text:span text:style-name="Pre">'list' </text:span>used by the non-component version. In this example, the <text:span text:style-name="Pre">'compList' </text:span>function obtains the component instance with <text:span text:style-name="Pre">'document.querySelector'</text:span> and calls its <text:span text:style-name="Pre">list(values)</text:span> function. We always pass data to a component, instead of making the component load data. This keeps the component simpler and more manageable. As a result of using a component, both the page and <text:span text:style-name="Pre">ListBusiness</text:span> are somewhat cleaner; 'JavaScript mess' is hidden inside the component.</text:p>
        </text:list-item>
        <text:list-item>
          <text:p text:style-name="P18">Optional: Inspect the list component implementation at <text:span text:style-name="Pre">/demo-srv/root2/_webComp/List.pug</text:span>. You will find the Standard Web Component <text:span text:style-name="Pre">'template'</text:span> tag that includes the node <text:span text:style-name="Pre">#myList</text:span> previously seen in the non-component page, as well as the <text:span text:style-name="Pre">x-dot-template</text:span>. The <text:span text:style-name="Pre">'script.' </text:span>section creates a <text:span text:style-name="Pre">HTMLElement</text:span> prototype named <text:span text:style-name="Pre">'ListEl',</text:span> specifies to attach the insulated shadow DOM (using <text:span text:style-name="Pre">TW.attachShadow</text:span>) when an actual component instance is created from the prototype (<text:span text:style-name="Pre">'createdCallback'</text:span>). Also see the <text:span text:style-name="Pre">ListEl.lis</text:span><text:span text:style-name="Pre"><text:span text:style-name="T13">t</text:span></text:span><text:span text:style-name="Pre"> </text:span>function implementation which places the databinding result into the <text:span text:style-name="Pre">'#myList'</text:span> node in the shadow DOM. (You can find the <text:span text:style-name="Pre">'TW.'</text:span> helper library function implementations in <text:span text:style-name="Pre">/demo-srv/root2/_js/tw-2.0.js</text:span>.) </text:p>
        </text:list-item>
        <text:list-item>
          <text:p text:style-name="P18">As of the time of writing, due to imperfect polyfills, CSS still bleeds in both directions in Firefox and Edge. For us this is not catastrophic because we already avoid most CSS namespace collisions by using BEM syntax when naming our own component styles. Remaining potential issues with third party styles used inside components will disappear once all browsers natively support Standard Web Components. Read h<text:span text:style-name="Pre">ttps://csswizardry.com/2013/01/mindbemding-getting-your-head-round-bem-syntax/</text:span> to lean how to use BEM; it is a best practice even when not using components. See /<text:span text:style-name="Pre">topseed-</text:span><text:soft-page-break/><text:span text:style-name="Pre">webcomps/_webComp/circle.pug</text:span> for an example of BEM inside a component. You can also attempt to insulate component CSS by using a scope div (see use of <text:span text:style-name="Pre">.bgauge-el</text:span> in /<text:span text:style-name="Pre">topseed-webcomps/_webComp/gauge.pug</text:span>) It is also possible to write components that bleed <text:span text:style-name="T13">o</text:span>n purpose, by making components use actual DOM vs shadow DOM. You may choose to do this if you have a well-managed, globally applicable CSS regime (ideally using BEM throughout), and are not worried about 3rd party style bleeding. Or you can use SASS to bring global CSS styles into the component, analog to using <text:span text:style-name="Pre">mainA.css</text:span> inline with AMP as shown in <text:span text:style-name="T13">Lab</text:span> 5.</text:p>
        </text:list-item>
        <text:list-item>
          <text:p text:style-name="P18">In a browser, go to the dashboard page at <text:span text:style-name="Pre">http://localhost:9081/page/dashboard/</text:span>. Inspect the dashboard page at <text:span text:style-name="Pre">/demo-srv/root/page/dashboard/index.pug</text:span> for an example of using multiple components in one page. Find the reused <text:span text:style-name="Pre">'list-el'</text:span>, as well as <text:span text:style-name="Pre">'circle-el' </text:span>and <text:span text:style-name="Pre">'gauge-el'</text:span> in the HTML. Inspect <text:span text:style-name="Pre">'script.'</text:span> <text:span text:style-name="Pre">'function UIinit'</text:span>. Note that The circle and gauge components are loaded from absolute URLs. This means that components can easily be shared across different web projects. In this example, <text:span text:style-name="Pre">ListBusiness</text:span> is also used as the component communication 'message bus' (The message bus features are found in <text:span text:style-name="Pre">BLX</text:span>, the base class for <text:span text:style-name="Pre">ListBusiness</text:span>.) <text:span text:style-name="Pre">'sb.addComp'</text:span> connects each component to the bus, as long as the component implements a function named <text:span text:style-name="Pre">'init'</text:span>. (The non-dashboard examples didn't call <text:span text:style-name="Pre">sb.addComp</text:span> because their components did not send or receive messages.) Because <text:span text:style-name="Pre">ListBusiness</text:span> was already present for loading list data, it was convenient to use it as message bus as well. if you prefer, you can use a separate message bus instead. See the use of <text:span text:style-name="Pre">'const _blx = new BLX(null)' </text:span>at <text:span text:style-name="Pre">/demo-srv/root2/comp/com/index.pug</text:span>.</text:p>
        </text:list-item>
        <text:list-item>
          <text:p text:style-name="P18">On the dashboard page at <text:span text:style-name="Pre">http://localhost:9081/page/dashboard/,</text:span> click on one of the list links see how the circle and gauge display values change. Repeat for each list item. The list component has detected that it is enabled to communicate and has pushed hidden list data (values for circle and gauge) to the bus (rather than just opening a new tab). Because circle and gauge components are also registered with the bus, they receive the values and use <text:soft-page-break/>their component-specific implementation to update the display. This way, components are very loosely coupled. </text:p>
        </text:list-item>
        <text:list-item>
          <text:p text:style-name="P18">Optional: Learn about the component communication implementation. First inspect the function <text:span text:style-name="Pre">'addComp'</text:span> at <text:span text:style-name="Pre">/demo-srv/root/page/list/ListBusiness.js</text:span>. It injects the bus into the component. Look at the <text:span text:style-name="Pre">'ListEl.init' </text:span>function in <text:span text:style-name="Pre">/demo-srv/root/_webComps/List.pug</text:span>. The component instance <text:span text:style-name="Pre">'listEl'</text:span> keeps a reference to the bus. In the same file, look for the <text:span text:style-name="Pre">'text/x-dot-template'</text:span> and see how <text:span text:style-name="Pre">'listEl.nav'</text:span> is triggered when the user clicks on the link. Inspect the function definition <text:span text:style-name="Pre">'ListEl.nav'</text:span>. It sends the data to the bus using key <text:span text:style-name="Pre">'mySelection'</text:span>; see <text:span text:style-name="Pre">'blx.emit('mySelection'</text:span>. In the Circle component implementation at <text:span text:style-name="Pre">/topseed-webcomps/_webComp/circle.pug</text:span>, find function <text:span text:style-name="Pre">'CircleEl.init'</text:span> (the equivalent of <text:span text:style-name="Pre">'ListEl.init'</text:span> for the Circle web compoment). In '<text:span text:style-name="Pre">_blx.on('mySelection',..'</text:span> it specifies to update the component display when the bus received a message with key <text:span text:style-name="Pre">'mySelection'</text:span>. In summary, the components are 'loosely coupled' because neither component requires the presence of other components. </text:p>
        </text:list-item>
        <text:list-item>
          <text:p text:style-name="P18">We like creating and using components when it make us more productive, and the code becomes more maintainable. We decide this per use case. Be your own judge! </text:p>
        </text:list-item>
        <text:list-item>
          <text:p text:style-name="P18">We're happy to <text:span text:style-name="T1">help with i</text:span>n-house seminars and workshops on the techniques shows in these Labs on request. Just email us at hi@appthings.io.</text:p>
        </text:list-item>
      </text:list>
      <text:p text:style-name="Text_20_body"/>
      <text:h text:style-name="P3" text:outline-level="2"><text:bookmark text:name="lab-10-mobile-app-phonegap-"/>Lab 10: Mobile App (Phonegap)</text:h>
      <text:p text:style-name="Text_20_body"/>
      <text:list xml:id="list1920747995202980263" text:style-name="L14">
        <text:list-item>
          <text:p text:style-name="P19">In this Lab we will customize and install an Android app that uses the Cordova In-App Browser to provide a rich UI. Download and unzip <text:span text:style-name="Pre">topseed-mobile-master.zip</text:span> from <text:span text:style-name="Pre">https://github.com/topseed/topseed-mobile </text:span>to your location of choice on your developer machine. Open the project in VS Code. Download, install and run the Phonegap Desktop App from <text:span text:style-name="Pre">https://github.com/phonegap/phonegap-app-desktop/releases</text:span>. In Phonegap Desktop, add the <text:span text:style-name="Pre">/topseed-mobil</text:span><text:span text:style-name="Pre"><text:span text:style-name="T14">e</text:span></text:span><text:span text:style-name="Pre"> </text:span>folder as a <text:span text:style-name="T14">p</text:span>roject, and click the '&gt;' button. A message <text:span text:style-name="Pre">'Server is running on ...'</text:span> should come up. Click on the URL to open the App in a browser. Resize the browser to mobile phone format. </text:p>
        </text:list-item>
        <text:list-item>
          <text:p text:style-name="P19">The app is configured to show a splash screen and then display content obtained from <text:span text:style-name="Pre">https://m.appthings.io</text:span>. We will make it display the content you published to the CDN in Lab 3 instead. As you edit the project, the Phonegap Desktop App watches for changes in the <text:span text:style-name="Pre">/www</text:span> folder of the project and attempts to refresh the browser view on each change. In <text:span text:style-name="Pre">/www/js/index.js</text:span>, replace the URL following <text:span text:style-name="Pre">'window.open'</text:span> with the homepage URL of the helloworld app you deployed in Lab 3, i.e. your equivalent of <text:span text:style-name="Pre">'https://staging.mydomain.com/page/one/index.html'</text:span>. If you only deployed to the CDN or zeit.co, use your equivalent of <text:span text:style-name="Pre">'https://1234567890.rsc.cdn77.org/page/one/index.html'</text:span>. or <text:span text:style-name="Pre">'https://demos-oosnsyzlphl.now.sh/page/one/index.html'.</text:span> If you never deployed, you can use the published version of this tutorial at <text:span text:style-name="Pre">'https://docs.topseed.io/tutorial/0-agenda/index.html'</text:span>. We include '/index.html' in the path to ensure we deliver the turbo (non-AMP) version of the page.</text:p>
        </text:list-item>
        <text:list-item>
          <text:p text:style-name="P19">To allow the in-app browser to navigate to the newly configured URL, in <text:span text:style-name="Pre">/config.xml</text:span> <text:span text:style-name="Pre">&lt;allow-navigation href="https://m.appthings.io/*" /&gt;</text:span>, replace <text:soft-page-break/><text:span text:style-name="Pre">'m.appthings.io'</text:span> with your equivalent from the previous step. The app should now display your site at the Phonegap Desktop App Server URL. It is a labor of love to replace the splash screen logo (at<text:span text:style-name="Pre"> /www/css/index.css</text:span>) and the icons used by the phone operating system (see <text:span text:style-name="Pre">/config.xml</text:span> <text:span text:style-name="Pre">'icon' </text:span>values) with your own; we will skip over it here. Optional: change the values for the app 'name' and 'version' in <text:span text:style-name="Pre">/config.xml</text:span>.</text:p>
        </text:list-item>
        <text:list-item>
          <text:p text:style-name="P19">To install the customized app on an Android phone, first create a zip file of the contents of the project folder <text:span text:style-name="Pre">/topseed-mobile</text:span>. Create an account and login at <text:span text:style-name="Pre">https://build.phonegap.com</text:span>. On the 'Apps' tab at <text:span text:style-name="Pre">https://build.phonegap.com/apps</text:span>, click the '+ new app' button and upload the zip file (If your project is in Github, you can use the github clone URL instead). The site will take a few moments to build the app. Meanwhile, also log into <text:span text:style-name="Pre">https://build.phonegap.com</text:span> on your mobile phone. Once the build has completed, on your phone download, install and run the version for your phone's operating system (here: Android). Follow the installation prompts. Done! For fun, close the app and reopen it by tapping on the app icon on your phone UI.</text:p>
        </text:list-item>
        <text:list-item>
          <text:p text:style-name="P19">See <text:span text:style-name="Pre">http://docs.phonegap.com/</text:span> for further information about phonegap, for instruction how to deploy to Apple iOS,and how your app can access phone-specific APIs, such as address book, location information etc if necessary. We would use a 'service worker' to support offline-browsing as needed.</text:p>
        </text:list-item>
        <text:list-item>
          <text:p text:style-name="P19">In this Lab, we have used the Cordova In-App Browser to render app content from a CDN. As shown in Lab 6, the app can also obtain data securely from separate API servers. Thanks to appshell, Turbo and caching introduced in Lab 4, the app has a smooth 'single page application' feel. As a result, we were able to develop a rich mobile app without requiring <text:span text:style-name="T14">any </text:span>special Android SDK/iOS development skills.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Dax-Bold" svg:font-family="Dax-Bold" style:font-pitch="variable"/>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SimSun"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in" fo:margin-bottom="0.1965in" loext:contextual-spacing="false"/>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re" style:family="text" style:parent-style-name="Example">
      <style:text-properties style:font-name="Liberation Mono" fo:font-family="'Liberation Mono'" style:font-family-generic="modern" style:font-pitch="fixed" fo:font-size="9pt"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3" style:page-usage="mirrored">
      <style:page-layout-properties fo:page-width="6in" fo:page-height="9in" style:num-format="1" style:print-orientation="portrait" fo:margin-top="0.5in" fo:margin-bottom="0.5in" fo:margin-left="0.8in" fo:margin-right="0.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2.2$Windows_x86 LibreOffice_project/c4c7d32d0d49397cad38d62472b0bc8acff48dd6</meta:generator>
    <dc:date>2017-06-23T14:28:42.756000000</dc:date>
    <meta:editing-duration>PT1H41M29S</meta:editing-duration>
    <meta:editing-cycles>5</meta:editing-cycles>
    <meta:document-statistic meta:table-count="0" meta:image-count="0" meta:object-count="0" meta:page-count="43" meta:paragraph-count="142" meta:word-count="8695" meta:character-count="56930" meta:non-whitespace-character-count="48432"/>
  </office:meta>
</office:document-meta>
</file>